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a3df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2eafc8" officeooo:paragraph-rsid="002eafc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officeooo:rsid="002570e1" officeooo:paragraph-rsid="001e97f6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092d2f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1ea3df" officeooo:paragraph-rsid="002eafc8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2f33e8" officeooo:paragraph-rsid="002f33e8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2570e1" officeooo:paragraph-rsid="001e97f6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2570e1" officeooo:paragraph-rsid="001e97f6" fo:background-color="#ffff0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3123fb" fo:background-color="#ffff00" style:font-weight-asian="bold" style:font-weight-complex="bold"/>
    </style:style>
    <style:style style:name="P14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5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5241b" officeooo:paragraph-rsid="002f7067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1ea3df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a3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67b7d"/>
    </style:style>
    <style:style style:name="T7" style:family="text">
      <style:text-properties officeooo:rsid="002169c4"/>
    </style:style>
    <style:style style:name="T8" style:family="text">
      <style:text-properties style:use-window-font-color="true" loext:opacity="0%" fo:font-weight="bold" fo:background-color="#ffff00" loext:char-shading-value="0" style:font-weight-asian="bold" style:font-weight-complex="bold"/>
    </style:style>
    <style:style style:name="T9" style:family="text">
      <style:text-properties officeooo:rsid="002eafc8"/>
    </style:style>
    <style:style style:name="T10" style:family="text">
      <style:text-properties fo:color="#800080" loext:opacity="100%"/>
    </style:style>
    <style:style style:name="T11" style:family="text">
      <style:text-properties fo:color="#800080" loext:opacity="100%" fo:font-weight="bold" style:font-weight-asian="bold" style:font-weight-complex="bold"/>
    </style:style>
    <style:style style:name="T12" style:family="text">
      <style:text-properties fo:color="#00a933" loext:opacity="100%" fo:font-weight="bold" style:font-weight-asian="bold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officeooo:rsid="002f7067"/>
    </style:style>
    <style:style style:name="T15" style:family="text">
      <style:text-properties officeooo:rsid="002d03e5"/>
    </style:style>
    <style:style style:name="T16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NGOLIA</text:p>
      <text:p text:style-name="P4"/>
      <text:p text:style-name="P2"><text:s/><text:span text:style-name="T9">Liu</text:span><text:span text:style-name="T7"> </text:span>et al., 20<text:span text:style-name="T7">16</text:span>. PRJNA328899<text:span text:style-name="T1">:</text:span></text:p>
      <text:p text:style-name="P1"/>
      <text:list xml:id="list974534754" text:style-name="WWNum1">
        <text:list-item>
          <text:p text:style-name="P14"><text:span text:style-name="T3">Reference</text:span>: Liu, W., Zhang, J., Wu, C., Cai, S., Huang, W., Chen, J., ... &amp; Zhang, H. (2016). Unique features of ethnic Mongolian gut microbiome revealed by metagenomic analysis. Scientific reports, 6(1), 1-13. <text:a xlink:type="simple" xlink:href="https://doi.org/10.1038/srep34826" text:style-name="Internet_20_link" text:visited-style-name="Visited_20_Internet_20_Link">https://doi.org/10.1038/srep34826</text:a></text:p>
          <text:p text:style-name="P15"/>
        </text:list-item>
        <text:list-item>
          <text:p text:style-name="P16"><text:span text:style-name="T3">Description</text:span>: </text:p>
          <text:list>
            <text:list-item>
              <text:p text:style-name="P16"><text:span text:style-name="T1">Tipo Dataset</text:span>: Poblacional.</text:p>
            </text:list-item>
            <text:list-item>
              <text:p text:style-name="P16"><text:span text:style-name="T1">Estado Individuos</text:span>: <text:span text:style-name="T6">Healthy</text:span></text:p>
            </text:list-item>
            <text:list-item>
              <text:p text:style-name="P16"><text:span text:style-name="T1">Antes Filtros</text:span>:</text:p>
              <text:list>
                <text:list-item>
                  <text:p text:style-name="P16"><text:span text:style-name="T1">N.º Muestras=Nº Individuos</text:span>: Si (<text:span text:style-name="T9">110</text:span> muestras/ <text:span text:style-name="T9">110</text:span> individuos).</text:p>
                </text:list-item>
                <text:list-item>
                  <text:p text:style-name="P16"><text:span text:style-name="T4">N.º FASTQs=N.º SampleAccessions</text:span>: Si (<text:span text:style-name="T9">110</text:span> PAIRED/ <text:span text:style-name="T9">110</text:span> SampleAccessions).</text:p>
                </text:list-item>
              </text:list>
            </text:list-item>
            <text:list-item>
              <text:p text:style-name="P17">No hace falta filtrar.</text:p>
            </text:list-item>
          </text:list>
        </text:list-item>
      </text:list>
      <text:p text:style-name="P5"/>
      <text:p text:style-name="P18">Los mongoles que viven en pastizales, como la provincia de Khentii, mantienen un estilo de vida nómada tradicional ( Fig. 1A), mientras que los de las zonas urbanas, como Ulan Bator (la capital de Mongolia) y la provincia de TUW (los suburbios de la capital), han adoptado un estilo de vida urbano debido a la rápida modernización y el desarrollo económico. Los mongoles chinos que viven en Hohhot y Xilingol se han casado con chinos Han étnicos, lo que puede generar algunas diferencias con sus hermanos del norte a nivel genómico.</text:p>
      <text:p text:style-name="P5"/>
      <text:p text:style-name="P9">En <text:span text:style-name="T9">este estudio </text:span>se reclutó un total de 110 mongoles <text:span text:style-name="T14">sanos</text:span> para el muestreo. Entre estos participantes, <text:span text:style-name="T2">63 mongoles eran de Mongolia</text:span> y los otros <text:span text:style-name="T2">47 eran de Mongolia Interior de China</text:span>. Para los participantes de <text:span text:style-name="T2">Mongolia</text:span>, <text:span text:style-name="T11">35 voluntarios vivían un estilo de vida moderno típico en Ulan Bator</text:span>, la capital de Mongolia, <text:span text:style-name="T11">16 voluntarios vivían en la provincia TUW</text:span> que cubre los <text:span text:style-name="T11">suburbios de</text:span> <text:span text:style-name="T11">Ulan Bator</text:span>, y <text:span text:style-name="T12">12 voluntarios vivían en el área de pastoreo de Khentii, una típica estepa mongola</text:span>. </text:p>
      <text:p text:style-name="P9"/>
      <text:p text:style-name="P9">De los <text:span text:style-name="T8">47 voluntarios de Mongolia Interior de China,</text:span><text:span text:style-name="T13"> </text:span><text:span text:style-name="T11">22 voluntarios vivían en Hohhot, la capital de Mongolia Interior, que vivía un estilo de vida urbano</text:span><text:span text:style-name="T10">.</text:span> <text:span text:style-name="T12">Los demás vivían en el área de pastoreo de Xilingol, un pastizal típico de Mongolia como Khentii</text:span>. </text:p>
      <text:p text:style-name="P9"/>
      <text:p text:style-name="P10">Gracias al paquete de R que posee los metadatos con las zonas de cada muestra, se puede saber si son rurales o urbanos, sin embargo, los 47 voluntarios de Mongolia Interior no aparecen diferenciados por la capital y el área rural, por lo que no se puede encontrar una asociación del estilo de vida a cada muestra. Estos muestras se han dejado como NA en el metadata final.</text:p>
      <text:p text:style-name="P8"/>
      <text:p text:style-name="P13"><text:span text:style-name="T15">NO</text:span> HABRÍA QUE JUNTAR LOS FASTQS.<text:span text:style-name="T16"> </text:span></text:p>
      <text:p text:style-name="P13"/>
      <text:p text:style-name="P8"/>
      <text:p text:style-name="P3"><text:span text:style-name="T5">Script CHECK</text:span>:</text:p>
      <text:p text:style-name="P11"/>
      <text:p text:style-name="P7">Run Stats:</text:p>
      <text:p text:style-name="P11"/>
      <text:p text:style-name="P11">1) Number of run_accessions: 110</text:p>
      <text:p text:style-name="P11">2) Appearances per scientific_name(tax_id):</text:p>
      <text:p text:style-name="P11"><text:s text:c="15"/>unique_values <text:s/>counts</text:p>
      <text:p text:style-name="P11">human gut metagenome(408170) <text:s text:c="4"/>110</text:p>
      <text:p text:style-name="P11">3) Appearances per instrument_model(instrument_platform):</text:p>
      <text:p text:style-name="P11"><text:s text:c="16"/>unique_values <text:s/>counts</text:p>
      <text:p text:style-name="P11"><text:soft-page-break/>Illumina HiSeq 4000(ILLUMINA) <text:s text:c="4"/>110</text:p>
      <text:p text:style-name="P11">4) Appearances per library_layout:</text:p>
      <text:p text:style-name="P11">unique_values <text:s/>counts</text:p>
      <text:p text:style-name="P11"><text:s text:c="7"/>PAIRED <text:s text:c="4"/>110</text:p>
      <text:p text:style-name="P11">5) Appearances per library_strategy+library_source:</text:p>
      <text:p text:style-name="P11"><text:s text:c="2"/>unique_values <text:s/>counts</text:p>
      <text:p text:style-name="P12">WGS+METAGENOMIC <text:s text:c="4"/>110</text:p>
      <text:p text:style-name="P11"/>
      <text:p text:style-name="P7">Sample Stats:</text:p>
      <text:p text:style-name="P11"/>
      <text:p text:style-name="P11">1) Stats for "sample_accession":</text:p>
      <text:p text:style-name="P11">1.1) Number of unique samples for "sample_accession": 110</text:p>
      <text:p text:style-name="P11">1.2) Samples per scientific_name(tax_id) in "sample_accession":</text:p>
      <text:p text:style-name="P11"><text:s text:c="22"/>values <text:s/>counts</text:p>
      <text:p text:style-name="P11">human gut metagenome(408170) <text:s text:c="4"/>110</text:p>
      <text:p text:style-name="P11">1.3) Samples per instrument_model(instrument_platform) in "sample_accession":</text:p>
      <text:p text:style-name="P11"><text:s text:c="23"/>values <text:s/>counts</text:p>
      <text:p text:style-name="P11">Illumina HiSeq 4000(ILLUMINA) <text:s text:c="4"/>110</text:p>
      <text:p text:style-name="P11">1.4) Samples per library_layout in "sample_accession":</text:p>
      <text:p text:style-name="P11">values <text:s/>counts</text:p>
      <text:p text:style-name="P11">PAIRED <text:s text:c="4"/>110</text:p>
      <text:p text:style-name="P11">1.5) Samples per library_strategy+library_source in "sample_accession":</text:p>
      <text:p text:style-name="P11"><text:s text:c="9"/>values <text:s/>counts</text:p>
      <text:p text:style-name="P12">WGS+METAGENOMIC <text:s text:c="4"/>1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26T12:38:48.385547016</dc:date>
    <meta:editing-duration>PT10H11M12S</meta:editing-duration>
    <meta:editing-cycles>22</meta:editing-cycles>
    <meta:document-statistic meta:table-count="0" meta:image-count="0" meta:object-count="0" meta:page-count="2" meta:paragraph-count="46" meta:word-count="471" meta:character-count="3256" meta:non-whitespace-character-count="2700"/>
  </office:meta>
</office:document-meta>
</file>